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-color="#dddddd" draw:textarea-vertical-align="middle"/>
    </style:style>
    <style:style style:name="gr3" style:family="graphic" style:parent-style-name="standard">
      <style:graphic-properties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cm"/>
    </style:style>
    <style:style style:name="gr5" style:family="graphic" style:parent-style-name="standard">
      <style:graphic-properties draw:fill-color="#ffffcc" draw:textarea-vertical-align="middle"/>
    </style:style>
    <style:style style:name="gr6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6.321cm" svg:height="19.971cm" svg:x="0.619cm" svg:y="0.619cm">
          <text:p/>
        </draw:rect>
        <draw:rect draw:style-name="gr2" draw:text-style-name="P1" draw:layer="layout" svg:width="10.287cm" svg:height="17.399cm" svg:x="15.605cm" svg:y="1.835cm">
          <text:p/>
        </draw:rect>
        <draw:rect draw:style-name="gr2" draw:text-style-name="P1" draw:layer="layout" svg:width="10.287cm" svg:height="17.399cm" svg:x="1.762cm" svg:y="1.762cm">
          <text:p/>
        </draw:rect>
        <draw:ellipse draw:style-name="gr3" draw:text-style-name="P1" draw:layer="layout" svg:width="8.414cm" svg:height="1.905cm" svg:x="2.689cm" svg:y="3.921cm">
          <text:p text:style-name="P1">longRunningTask1</text:p>
        </draw:ellipse>
        <draw:frame draw:style-name="gr4" draw:layer="layout" svg:width="6.01cm" svg:height="1.47cm" svg:x="1.762cm" svg:y="1.816cm">
          <draw:text-box>
            <text:p>Event Loop Cycle 1</text:p>
          </draw:text-box>
        </draw:frame>
        <draw:ellipse draw:style-name="gr3" draw:text-style-name="P1" draw:layer="layout" svg:width="8.414cm" svg:height="1.905cm" svg:x="16.462cm" svg:y="3.759cm">
          <text:p text:style-name="P1">longRunningTask2</text:p>
        </draw:ellipse>
        <draw:rect draw:style-name="gr5" draw:text-style-name="P1" draw:layer="layout" svg:width="7.747cm" svg:height="1.27cm" svg:x="3.167cm" svg:y="6.509cm">
          <text:p text:style-name="P1">emit callback 1</text:p>
        </draw:rect>
        <draw:rect draw:style-name="gr5" draw:text-style-name="P1" draw:layer="layout" svg:width="7.747cm" svg:height="1.27cm" svg:x="3.14cm" svg:y="8.306cm">
          <text:p text:style-name="P1">emit callback 2</text:p>
        </draw:rect>
        <draw:rect draw:style-name="gr5" draw:text-style-name="P1" draw:layer="layout" svg:width="7.747cm" svg:height="1.27cm" svg:x="3.113cm" svg:y="9.957cm">
          <text:p text:style-name="P1">emit callback 3</text:p>
        </draw:rect>
        <draw:rect draw:style-name="gr5" draw:text-style-name="P1" draw:layer="layout" svg:width="7.747cm" svg:height="1.27cm" svg:x="3.113cm" svg:y="11.762cm">
          <text:p text:style-name="P1">emit callback 4</text:p>
        </draw:rect>
        <draw:rect draw:style-name="gr5" draw:text-style-name="P1" draw:layer="layout" svg:width="7.747cm" svg:height="1.27cm" svg:x="3.113cm" svg:y="13.594cm">
          <text:p text:style-name="P1">emit callback 5</text:p>
        </draw:rect>
        <draw:line draw:style-name="gr6" draw:text-style-name="P1" draw:layer="layout" svg:x1="11.287cm" svg:y1="17.256cm" svg:x2="16.113cm" svg:y2="5.318cm">
          <text:p/>
        </draw:line>
        <draw:frame draw:style-name="gr4" draw:layer="layout" svg:width="6.01cm" svg:height="1.47cm" svg:x="15.732cm" svg:y="1.889cm">
          <draw:text-box>
            <text:p>Event Loop Cycle 2</text:p>
          </draw:text-box>
        </draw:frame>
        <draw:frame draw:style-name="gr7" draw:layer="layout" svg:width="5.76cm" svg:height="0.962cm" draw:transform="rotate (1.15977128795001) translate (12.137cm 11.501cm)">
          <draw:text-box>
            <text:p>move to next cyc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Shirk</meta:initial-creator>
    <meta:creation-date>2014-04-15T18:44:28</meta:creation-date>
    <dc:date>2014-04-15T19:20:14</dc:date>
    <dc:creator>Aaron Shirk</dc:creator>
    <meta:editing-duration>PT35M48S</meta:editing-duration>
    <meta:editing-cycles>3</meta:editing-cycles>
    <meta:generator>OpenOffice/4.0.1$Unix OpenOffice.org_project/401m5$Build-9714</meta:generator>
    <meta:document-statistic meta:object-count="14"/>
  </office:meta>
</office:document-meta>
</file>